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fo:color="#ff0000"/>
    </style:style>
    <style:style style:name="T1" style:family="text">
      <style:text-properties fo:color="#ff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view 1 </text:p>
      <text:p text:style-name="Standard">Overall rating:<text:tab/>-1 (weak reject) </text:p>
      <text:p text:style-name="Standard">Confidence:<text:tab/>1 (low) </text:p>
      <text:p text:style-name="Standard">Review:<text:tab/>This paper presents a way to construct a complementing circuit decoder. </text:p>
      <text:p text:style-name="Standard">The idea is to present an automatic construction of the circuit, and </text:p>
      <text:p text:style-name="Standard">complement it with some ways to deal with situations such as unreachable </text:p>
      <text:p text:style-name="Standard">states, etc. This is done through the use of Craig's interpolation. </text:p>
      <text:p text:style-name="Standard"/>
      <text:p text:style-name="Standard">The problem of building a complementing circuit (automata) decoder </text:p>
      <text:p text:style-name="Standard">was presented in a previous paper by the same authors. The problem </text:p>
      <text:p text:style-name="Standard">of optimizing the design is presented here. It is not clear to </text:p>
      <text:p text:style-name="Standard">me whether it has a great importance on building the decoder. Would </text:p>
      <text:p text:style-name="Standard">things go wrong if they are not treated? (as we do not reach them </text:p>
      <text:p text:style-name="Standard">anyway). It seems a bit a simplistic problem, and a reasonable solution. </text:p>
      <text:p text:style-name="Standard"/>
      <text:p text:style-name="Standard">The paper is very technical, and mostly consists of encoding the problem </text:p>
      <text:p text:style-name="Standard">as formulas with many indexes. This makes the reading and assessing the </text:p>
      <text:p text:style-name="Standard">relevance of the problem and the inginuity of the solution. Thus, I can </text:p>
      <text:p text:style-name="Standard">say very little about that. </text:p>
      <text:p text:style-name="Standard"/>
      <text:p text:style-name="Standard">-------------------------------------------------</text:p>
      <text:p text:style-name="Standard">这人没有看懂</text:p>
      <text:p text:style-name="Standard">-------------------------------------------------</text:p>
      <text:p text:style-name="Standard"/>
      <text:p text:style-name="Standard"/>
      <text:p text:style-name="Standard">Review 2 </text:p>
      <text:p text:style-name="Standard">Overall rating:<text:tab/>-2 (reject) </text:p>
      <text:p text:style-name="Standard">Confidence:<text:tab/>3 (high) </text:p>
      <text:p text:style-name="Standard">Review:<text:tab/>The authors present an approach to automatically obtain assertions for complementary circuits. Therefore, various formal techniques (e.g. Boolean satisfiability, interpolation, etc.) are utilized. </text:p>
      <text:p text:style-name="Standard"/>
      <text:p text:style-name="Standard">The topic as well as the general goal of the paper is well motivated and clear. Unfortunately, <text:span text:style-name="T1">the description of the actual approach is poor and really hard to follow.</text:span> The authors fail to keep the reader in the loop. Indeed, many details are presented and explained; but the authors miss to put them in an intuitive and clear context. Instead, the authors are constantly referring to different lines of their algorithm, previously discussed equations, and a bunch of different variables. In all these descriptions, the reader loses track of the big picture. Neither the general idea nor its completeness/correctness can be comprehended from the given description. </text:p>
      <text:p text:style-name="Standard"/>
      <text:p text:style-name="Standard">I recommend to significantly revise the description, particularly considering thereby </text:p>
      <text:p text:style-name="P1">(1) to illustrate the general idea and the key steps of the approach first and </text:p>
      <text:p text:style-name="P1">(2) illustrate the respective steps by means of examples. </text:p>
      <text:p text:style-name="P1">这两个意见是合理的</text:p>
      <text:p text:style-name="Standard"/>
      <text:p text:style-name="Standard">Even in the description of the experimental results, it remains unclear what actually has been done. For example in Section VI.B, the authors simply copied and pasted the outcome (i.e. the inferred assertions) of their approach <text:soft-page-break/>into the paper. <text:span text:style-name="T1">It remained unclear what they mean or what can be concluded from them. 那怎么解释他们的意思？</text:span>No benefits of the proposed approach are shown or discussed. In fact, a (probably) similar approach based on [3] leads to very similar results in much less run-time (the authors try to justify that by mentioning that, considering the pin number, the run-time could even be worse). Overall, all this does not sound very convincing. </text:p>
      <text:p text:style-name="Standard"/>
      <text:p text:style-name="Standard">The proposed work has very close relations to reversible circuits/reversible logic. In fact, reversible circuits in general allow computations in both “directions” (i.e. once you have e.g. an encoding circuit, you get the decoding circuit “for free” just by performing the computation in the backward direction). Here, similar problems as discussed in the paper at hand have to be considered (e.g. so called constant inputs and garbage outputs occur in reversible logic leading to certain restrictions in the backward (complementary) computation). <text:span text:style-name="T1">In the recent years, many design methods for reversible circuits have been introduced (even hardware description languages are available). None of this work is discussed. 这个也有道理</text:span></text:p>
      <text:p text:style-name="Standard"/>
      <text:p text:style-name="Standard">Minor comments: </text:p>
      <text:p text:style-name="Standard">* <text:span text:style-name="T1">For Fig. 1, the authors state that “no matter what the value of c, in can be uniquely determined by out.” I do not see that. I believe the value of c is important. Otherwise, out=2 could either lead to in=1 or in=0, i.e. there is no unique mapping. 又没有理解</text:span> </text:p>
      <text:p text:style-name="Standard"/>
      <text:p text:style-name="Standard">* The authors mentioned that the assertions have to be manually specified so far. It remains unclear if this only holds for the approaches previously proposed by the authors (i.e. for [1,2]) or for all existing approaches. In general, it seems that the authors focused on their own work only. </text:p>
      <text:p text:style-name="Standard"/>
      <text:p text:style-name="P1">* The authors cited two Wikipedia-references (namely [6,7]). I doubt that Wikipedia is an acceptable source in scientific work. </text:p>
      <text:p text:style-name="Standard"/>
      <text:p text:style-name="Standard">Review 3 </text:p>
      <text:p text:style-name="Standard">Overall rating:<text:tab/>-1 (weak reject) </text:p>
      <text:p text:style-name="Standard">Confidence:<text:tab/>2 (medium) </text:p>
      <text:p text:style-name="Standard">Review:<text:tab/>This paper presents an approach to automatically find necessary </text:p>
      <text:p text:style-name="Standard">assertions during the synthesis of complementary circuits. <text:s/>In prior </text:p>
      <text:p text:style-name="Standard">work, the authors have shown how a decoder can be constructed </text:p>
      <text:p text:style-name="Standard">automatically from the corresponding encoder if possible, and how </text:p>
      <text:p text:style-name="Standard">non-existence can be proven otherwise. <text:s/>As a prerequisite for this </text:p>
      <text:p text:style-name="Standard">synthesis approach, some assertions on the configuration of the </text:p>
      <text:p text:style-name="Standard">encoder (e.g., that it is not in test mode, or that it is not reset in </text:p>
      <text:p text:style-name="Standard">mid operation) must be stated; otherwise a complementary circuit might </text:p>
      <text:p text:style-name="Standard">not exist. <text:s/>In this paper, the authors show how such assertions can be </text:p>
      <text:p text:style-name="Standard">computed automatically. </text:p>
      <text:p text:style-name="Standard"/>
      <text:p text:style-name="P1">The presentation of the technical content builds a lot on the </text:p>
      <text:p text:style-name="P1">aformentioned prior work by the authors, and is not very </text:p>
      <text:p text:style-name="Standard"><text:span text:style-name="T1">self-contained.不自包含</text:span> <text:s/>Thus, some interesting questions remain unanswered, </text:p>
      <text:p text:style-name="Standard">while space is wasted to explain commonly known concepts such as SAT </text:p>
      <text:p text:style-name="Standard">solvers, CNF formulas, and cofactors. <text:s/>E.g., why is E \models LN </text:p>
      <text:p text:style-name="Standard">equivalent to the *negation* of E \models PC (Theorem 2)? (This would </text:p>
      <text:p text:style-name="Standard"><text:soft-page-break/>mean that LN = ~PC, correct?) <text:s/>The definition of F_LN is not clear to </text:p>
      <text:p text:style-name="Standard">me at all. <text:s/>It appears to be different from the formula derived in </text:p>
      <text:p text:style-name="Standard">[3] and no explanation is given. <text:s/>All in all, the paper is hard to </text:p>
      <text:p text:style-name="Standard">follow and does not clearly separate the different levels of abstraction.q </text:p>
      <text:p text:style-name="Standard"/>
      <text:p text:style-name="Standard">It is not quite clear what the contribution of this paper is. <text:s/>The </text:p>
      <text:p text:style-name="Standard">synthesis of complementary circuits itself has already been described </text:p>
      <text:p text:style-name="Standard">in prior work (by the same authors). <text:s/>Thus, the novelty of this paper </text:p>
      <text:p text:style-name="Standard">is the automatic generation of the assertions only. <text:s/>For this, I fail </text:p>
      <text:p text:style-name="Standard">to see the motivation for employing automation. <text:s/>For the first three </text:p>
      <text:p text:style-name="Standard">out of the five experimental circuits used, the assertions generated </text:p>
      <text:p text:style-name="Standard">look quite simple, even if one does not know anything about the </text:p>
      <text:p text:style-name="Standard">circuits. <text:s/>Even for very complex circuits, it should be easy for the </text:p>
      <text:p text:style-name="Standard">designer of any circuit to specify for which configuration values the </text:p>
      <text:p text:style-name="Standard">circuit is in normal operation and for which it is in test mode, sleep </text:p>
      <text:p text:style-name="Standard">mode, etc. </text:p>
      <text:p text:style-name="Standard"/>
      <text:p text:style-name="Standard">The assertions addressed concern combinational configuration inputs. </text:p>
      <text:p text:style-name="Standard">Sequential inputs, such as a mode bit set at the beginning of </text:p>
      <text:p text:style-name="Standard">operation, or even the beginning of an arbitrary-length transition, </text:p>
      <text:p text:style-name="Standard">are not supported. <text:s/>(They could be converted to combinational inputs, </text:p>
      <text:p text:style-name="Standard">but this would require some understanding of the circuit. <text:s/>In fact, </text:p>
      <text:p text:style-name="Standard">might it be useful to infer facts about the initial state of the </text:p>
      <text:p text:style-name="Standard">bounded trace?) </text:p>
      <text:p text:style-name="Standard"/>
      <text:p text:style-name="Standard">Summing up, I think that in its present form the paper is not very </text:p>
      <text:p text:style-name="Standard">self- contained and lacks proper motivation of its significance. </text:p>
      <text:p text:style-name="Standard"/>
      <text:p text:style-name="Standard"/>
      <text:p text:style-name="Standard">Other questions / Editorial remarks: </text:p>
      <text:p text:style-name="Standard"/>
      <text:p text:style-name="Standard">In II-B, formulas F_PC and P_LN have a free variable c that should </text:p>
      <text:p text:style-name="Standard">apperently be quantified existentially (or mentioned in the list of </text:p>
      <text:p text:style-name="Standard">free variables) </text:p>
      <text:p text:style-name="Standard"/>
      <text:p text:style-name="Standard">Section V-B, last sentence: </text:p>
      <text:p text:style-name="Standard">Why is the number of decoders necessarily finite? </text:p>
      <text:p text:style-name="Standard"/>
      <text:p text:style-name="Standard">Section III, page 4, first column: </text:p>
      <text:p text:style-name="Standard">I think the references to Line 4 (of Algorithm 1) should actually be to Line 5. </text:p>
      <text:p text:style-name="Standard"/>
      <text:p text:style-name="Standard">Several theorems have an empty pair of parentheses after their number. </text:p>
      <text:p text:style-name="Standard"/>
      <text:p text:style-name="Standard">Several spaces are missing, in particular before opening parenthesis, and </text:p>
      <text:p text:style-name="Standard">sometimes after punctuation marks. </text:p>
      <text:p text:style-name="Standard"/>
      <text:p text:style-name="Standard">Section III-B, page 4, first column, last paragraph: </text:p>
      <text:p text:style-name="Standard">I think "4th line" should be "3rd line". </text:p>
      <text:p text:style-name="Standard"/>
      <text:p text:style-name="Standard">Section VI-D, second paragraph: </text:p>
      <text:p text:style-name="P1">Why does your approach produce decoders, for which the necessary configuration </text:p>
      <text:p text:style-name="Standard"><text:soft-page-break/><text:span text:style-name="T1">prerquisite is "False". <text:s/></text:span>I.e., decoders that cannot be used under any existing </text:p>
      <text:p text:style-name="Standard">configuration? </text:p>
      <text:p text:style-name="Standard">How can you confirm the correctness of a formal method by dynamic simulation? </text:p>
      <text:p text:style-name="Standard"/>
      <text:p text:style-name="Standard">Table 1, Caption: </text:p>
      <text:p text:style-name="Standard">"Information of Benchmarks" --&gt; "Information on Benchmarks" </text:p>
      <text:p text:style-name="Standard"/>
      <text:p text:style-name="Standard">Review 4 </text:p>
      <text:p text:style-name="Standard">Overall rating:<text:tab/>0 (borderline paper) </text:p>
      <text:p text:style-name="Standard">Confidence:<text:tab/>3 (high) </text:p>
      <text:p text:style-name="Standard">Review:<text:tab/>The paper presents two extensions of the authors' work on synthesizing </text:p>
      <text:p text:style-name="Standard">complementary sequential circuits (decoders) given the encoder </text:p>
      <text:p text:style-name="Standard">circuits. <text:s/>The encoder circuit is assumed to have a set of (1) data </text:p>
      <text:p text:style-name="Standard">inputs, (2) configuration inputs, and (3) data outputs. The </text:p>
      <text:p text:style-name="Standard">configuration inputs are the parameters of the encoder and are </text:p>
      <text:p text:style-name="Standard">constant during encoding. </text:p>
      <text:p text:style-name="Standard"/>
      <text:p text:style-name="Standard">The first proposed extension tackles the problem that the encoder </text:p>
      <text:p text:style-name="Standard">circuit might also have configurations (e.g., error configurations) in </text:p>
      <text:p text:style-name="Standard">which no decoder exists. Therefore, the authors present a method to </text:p>
      <text:p text:style-name="Standard">automatically derive assertions characterizing all assignments to the </text:p>
      <text:p text:style-name="Standard">configuration inputs for which a decoder exists. <text:s/>(The authors say </text:p>
      <text:p text:style-name="Standard">that there exists a decoder for a configuration c, if there exists a </text:p>
      <text:p text:style-name="Standard">windows around the current output value for c such that the current </text:p>
      <text:p text:style-name="Standard">input value is uniquely defined by the values in this window.) </text:p>
      <text:p text:style-name="Standard"/>
      <text:p text:style-name="Standard">The second extension deals with the cases in which multiple decoder </text:p>
      <text:p text:style-name="Standard">exists for the derived assertion on the configuration inputs. In this </text:p>
      <text:p text:style-name="Standard">case, the author propose to enumerate all possible decoder using </text:p>
      <text:p text:style-name="Standard">AllSAT. </text:p>
      <text:p text:style-name="Standard"/>
      <text:p text:style-name="Standard">Major comments: </text:p>
      <text:p text:style-name="Standard"/>
      <text:p text:style-name="Standard">The general idea of synthesizing complementary circuits is interesting </text:p>
      <text:p text:style-name="Standard">and the idea of using a sliding window is clever. <text:s/>Furthermore, the </text:p>
      <text:p text:style-name="Standard">SAT encoding to establish a complete algorithm is also very nice. </text:p>
      <text:p text:style-name="Standard">However, all these ideas were published before and the two proposed </text:p>
      <text:p text:style-name="Standard">extensions subject of this paper (section 3 and 5) are less exciting. </text:p>
      <text:p text:style-name="Standard"/>
      <text:p text:style-name="Standard">Minor comments: </text:p>
      <text:p text:style-name="Standard"/>
      <text:p text:style-name="Standard">- preliminaries: The "uninitialized recurrence diameter" is not used. </text:p>
      <text:p text:style-name="Standard"/>
      <text:p text:style-name="Standard">- section 4 has been published before and is not necessary to </text:p>
      <text:p text:style-name="Standard">understand section 3 and 5. </text:p>
      <text:p text:style-name="Standard"/>
      <text:p text:style-name="Standard">- I would add more examples, since you already published three papers </text:p>
      <text:p text:style-name="Standard"><text:s text:c="2"/>with the same five examples.</text:p>
      <text:p text:style-name="Standard"/>
      <text:p text:style-name="Standard"/>
      <text:p text:style-name="Standard"><text:soft-page-break/></text:p>
      <text:p text:style-name="Standard">继续用本文投aspdac的问题</text:p>
      <text:p text:style-name="Standard">1<text:tab/>确实很难懂</text:p>
      <text:p text:style-name="Standard">2<text:tab/>也没有什么意思</text:p>
      <text:p text:style-name="Standard">3<text:tab/>本文投出去就会导致后面的infer assertion的文章被质疑没有讨论多解码器</text:p>
      <text:p text:style-name="Standard">4<text:tab/>aspdac的六页很难解释清楚</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hengyu shen</meta:initial-creator>
    <meta:creation-date>2011-07-16T07:56:05</meta:creation-date>
    <dc:date>2011-07-16T09:08:04</dc:date>
    <dc:creator>shengyu shen</dc:creator>
    <meta:editing-duration>PT00H18M19S</meta:editing-duration>
    <meta:editing-cycles>13</meta:editing-cycles>
    <meta:generator>OpenOffice.org/3.2$Unix OpenOffice.org_project/320m12$Build-9483</meta:generator>
    <meta:document-statistic meta:table-count="0" meta:image-count="0" meta:object-count="0" meta:page-count="5" meta:paragraph-count="136" meta:word-count="1616" meta:character-count="9889"/>
  </office:meta>
</office:document-meta>
</file>